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65d" officeooo:paragraph-rsid="0006465d"/>
    </style:style>
    <style:style style:name="P2" style:family="paragraph" style:parent-style-name="Standard">
      <style:text-properties officeooo:rsid="000784a2" officeooo:paragraph-rsid="000784a2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3ded7" officeooo:paragraph-rsid="0013ded7" style:font-weight-asian="bold" style:font-weight-complex="bold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3ded7" officeooo:paragraph-rsid="0013ded7" style:font-weight-asian="bold" style:font-weight-complex="bold"/>
    </style:style>
    <style:style style:name="P5" style:family="paragraph" style:parent-style-name="Standard" style:list-style-name="L1">
      <style:text-properties officeooo:rsid="0006465d" officeooo:paragraph-rsid="0006465d"/>
    </style:style>
    <style:style style:name="P6" style:family="paragraph" style:parent-style-name="Standard" style:list-style-name="L3">
      <style:text-properties officeooo:rsid="0006465d" officeooo:paragraph-rsid="0006465d"/>
    </style:style>
    <style:style style:name="P7" style:family="paragraph" style:parent-style-name="Standard" style:list-style-name="L1">
      <style:text-properties officeooo:rsid="000fdbca" officeooo:paragraph-rsid="000fdbca"/>
    </style:style>
    <style:style style:name="P8" style:family="paragraph" style:parent-style-name="Standard" style:list-style-name="L2">
      <style:text-properties officeooo:rsid="000fdbca" officeooo:paragraph-rsid="000fdbca"/>
    </style:style>
    <style:style style:name="P9" style:family="paragraph" style:parent-style-name="Standard" style:list-style-name="L3">
      <style:text-properties officeooo:rsid="000fdbca" officeooo:paragraph-rsid="000fdbca"/>
    </style:style>
    <style:style style:name="P1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6465d" officeooo:paragraph-rsid="0006465d" style:font-size-asian="12pt" style:font-size-complex="12pt"/>
    </style:style>
    <style:style style:name="P1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fdbca" officeooo:paragraph-rsid="000fdbca" style:font-size-asian="12pt" style:font-size-complex="12pt"/>
    </style:style>
    <style:style style:name="P12" style:family="paragraph" style:parent-style-name="Standard" style:list-style-name="L2">
      <style:text-properties fo:font-variant="normal" fo:text-transform="none" fo:color="#000000" style:font-name="Liberation Serif" fo:font-size="12pt" fo:letter-spacing="normal" fo:font-style="normal" fo:font-weight="normal" officeooo:rsid="000784a2" officeooo:paragraph-rsid="000784a2" style:font-size-asian="12pt" style:font-size-complex="12pt"/>
    </style:style>
    <style:style style:name="P13" style:family="paragraph" style:parent-style-name="Standard" style:list-style-name="L2">
      <style:text-properties officeooo:rsid="000784a2" officeooo:paragraph-rsid="000784a2"/>
    </style:style>
    <style:style style:name="P14" style:family="paragraph" style:parent-style-name="Standard" style:list-style-name="L2">
      <style:text-properties officeooo:rsid="00131549" officeooo:paragraph-rsid="00131549"/>
    </style:style>
    <style:style style:name="P15" style:family="paragraph" style:parent-style-name="Standard" style:list-style-name="L3">
      <style:text-properties style:font-name="Liberation Serif" fo:font-size="12pt" officeooo:rsid="0006465d" officeooo:paragraph-rsid="0008b933" fo:background-color="transparent" style:font-size-asian="12pt" style:font-size-complex="12pt"/>
    </style:style>
    <style:style style:name="P16" style:family="paragraph" style:parent-style-name="Standard">
      <style:text-properties style:text-underline-style="none" fo:font-weight="normal" officeooo:rsid="0013ded7" officeooo:paragraph-rsid="0013ded7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6cb72" officeooo:paragraph-rsid="0016cb72" style:font-weight-asian="normal" style:font-weight-complex="normal"/>
    </style:style>
    <style:style style:name="P18" style:family="paragraph" style:parent-style-name="Standard" style:list-style-name="L4">
      <style:text-properties style:text-underline-style="none" fo:font-weight="normal" officeooo:rsid="0016cb72" officeooo:paragraph-rsid="0016cb72" style:font-weight-asian="normal" style:font-weight-complex="normal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08b933"/>
    </style:style>
    <style:style style:name="T4" style:family="text">
      <style:text-properties fo:font-variant="normal" fo:text-transform="none" fo:color="#000000" fo:letter-spacing="normal" fo:font-style="normal" fo:font-weight="normal" officeooo:rsid="000fdbca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6465d" style:font-size-asian="12pt" style:font-size-complex="12pt"/>
    </style:style>
    <style:style style:name="T7" style:family="text">
      <style:text-properties fo:color="#000000" fo:letter-spacing="normal" fo:font-style="italic" fo:font-weight="normal"/>
    </style:style>
    <style:style style:name="T8" style:family="text">
      <style:text-properties officeooo:rsid="0011b14c"/>
    </style:style>
    <style:style style:name="T9" style:family="text">
      <style:text-properties officeooo:rsid="0013de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-Server:</text:p>
      <text:list xml:id="list1708254666228101727" text:style-name="L1">
        <text:list-item>
          <text:p text:style-name="P5">Representational State Transfer</text:p>
        </text:list-item>
        <text:list-item>
          <text:p text:style-name="P7">Eine Programierart um den Entwickler zur erstellung eines gute Codes zu unterstützen.</text:p>
        </text:list-item>
        <text:list-item>
          <text:p text:style-name="P10">REST hat das Ziel, einen Architekturstil zu schaffen, der die Anforderungen des modernen Web besser darstellt.</text:p>
        </text:list-item>
        <text:list-item>
          <text:p text:style-name="P7"><text:span text:style-name="T6">E</text:span><text:span text:style-name="T5">ine Abstraktion der Struktur des World Wide Web</text:span></text:p>
        </text:list-item>
        <text:list-item>
          <text:p text:style-name="P11">Besonderheit ist die Forderung einer einheitlichen Schnittstelle</text:p>
        </text:list-item>
        <text:list-item>
          <text:p text:style-name="P11"/>
        </text:list-item>
      </text:list>
      <text:p text:style-name="P1"/>
      <text:p text:style-name="P1"/>
      <text:p text:style-name="P2">6 Prinzipien müssen erfüllt sein:</text:p>
      <text:list xml:id="list1816424045900070077" text:style-name="L2">
        <text:list-item>
          <text:p text:style-name="P13">Client-Server</text:p>
          <text:list>
            <text:list-item>
              <text:p text:style-name="P13">Server stellt Dienst bereit der bei bedarf von Client abgefragt werden kann</text:p>
            </text:list-item>
          </text:list>
        </text:list-item>
        <text:list-item>
          <text:p text:style-name="P13">Zustandslosigkeit</text:p>
          <text:list>
            <text:list-item>
              <text:p text:style-name="P13">Es werden keine Zustandsinformationen von Server oder Client gespeichert. Sie werden bei jeder Nachricht dazu-gesendet.</text:p>
            </text:list-item>
            <text:list-item>
              <text:p text:style-name="P14">Anfragen sind voneinander Unabhängig: 3 aufeinander folgende Anfragen bekommen die selben Antworten. Es bekommt die dritte Anfrage keine andere Antwort, nur weil sie als drittes gesendet wurde.</text:p>
            </text:list-item>
          </text:list>
        </text:list-item>
        <text:list-item>
          <text:p text:style-name="P13">Caching</text:p>
          <text:list>
            <text:list-item>
              <text:p text:style-name="P13">HTTP-Caching soll genutzt werden</text:p>
            </text:list-item>
          </text:list>
        </text:list-item>
        <text:list-item>
          <text:p text:style-name="P13">Einheitliche Schnittstelle</text:p>
        </text:list-item>
        <text:list-item>
          <text:p text:style-name="P13">Mehrschichtige Systeme</text:p>
          <text:list>
            <text:list-item>
              <text:p text:style-name="P8">Durch Mehrschichtigkeit muss die Anwendug nur eine Schnittstelle zur Verfügung stellen.</text:p>
            </text:list-item>
          </text:list>
        </text:list-item>
        <text:list-item>
          <text:p text:style-name="P13">Code on Demand</text:p>
          <text:list>
            <text:list-item>
              <text:p text:style-name="P12"><text:span text:style-name="T8">E</text:span>rst im Bedarfsfall <text:span text:style-name="T8">wird </text:span>an den Client, Code zur lokalen Ausführung, übertragen<text:span text:style-name="T8">.</text:span></text:p>
            </text:list-item>
          </text:list>
        </text:list-item>
      </text:list>
      <text:p text:style-name="P2"/>
      <text:p text:style-name="P1"/>
      <text:p text:style-name="P1">Operationen:</text:p>
      <text:p text:style-name="P1"/>
      <text:list xml:id="list2896991009050076225" text:style-name="L3">
        <text:list-item>
          <text:p text:style-name="P6">GET</text:p>
          <text:list>
            <text:list-item>
              <text:p text:style-name="P15"><text:span text:style-name="T2">Fordert die angegebene Ressource vom Server an. GET weist keine Nebeneffekte auf. Der Zustand am Server wird nicht verändert, weshalb GET als </text:span><text:span text:style-name="T7">s</text:span><text:span text:style-name="T2">iche</text:span><text:span text:style-name="T3">r</text:span><text:span text:style-name="T2"> </text:span><text:span text:style-name="T4">bezeichnet </text:span><text:span text:style-name="T2">wird</text:span><text:span text:style-name="T1">.</text:span></text:p>
            </text:list-item>
          </text:list>
        </text:list-item>
        <text:list-item>
          <text:p text:style-name="P6">POST</text:p>
          <text:list>
            <text:list-item>
              <text:p text:style-name="P9">Fügt eine neue <text:span text:style-name="T9">(</text:span>Sub-<text:span text:style-name="T9">)R</text:span>essource zu der angegebenen Ressource hinzu. Die Subresource bekommt den URI der übergeordneten Ressource zugeteilt. Man bekommt den Ressourcenlink zurück.</text:p>
            </text:list-item>
          </text:list>
        </text:list-item>
        <text:list-item>
          <text:p text:style-name="P6">PUT</text:p>
          <text:list>
            <text:list-item>
              <text:p text:style-name="P9">Die Angegebene Ressource wird angelegt oder wenn sie bereits existiert verändert.</text:p>
            </text:list-item>
          </text:list>
        </text:list-item>
        <text:list-item>
          <text:p text:style-name="P6">DELETE</text:p>
          <text:list>
            <text:list-item>
              <text:p text:style-name="P9">Löscht die Angegebene Ressource.</text:p>
            </text:list-item>
          </text:list>
        </text:list-item>
      </text:list>
      <text:p text:style-name="P4">Authentifizierungsthem</text:p>
      <text:p text:style-name="P3"/>
      <text:p text:style-name="P16">Ein REST-Server sind unsicher. Sie haben keine Authentifizierung. Praktisch für Server die nicht mit dem Internet verbunden sind. Lokal kann auf diesen Server zugegriffen werden.<text:line-break/><text:line-break/></text:p>
      <text:p text:style-name="P17">15.01.2018</text:p>
      <text:p text:style-name="P17"/>
      <text:p text:style-name="P17">Datenbankensysteme:</text:p>
      <text:list xml:id="list1728581861974126061" text:style-name="L4">
        <text:list-item>
          <text:p text:style-name="P18">Postgie SQL</text:p>
        </text:list-item>
        <text:list-item>
          <text:p text:style-name="P18">My SQL</text:p>
        </text:list-item>
        <text:list-item>
          <text:p text:style-name="P18">MongoDB</text:p>
        </text:list-item>
        <text:list-item>
          <text:p text:style-name="P18">Oracle Datenbanken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8:04:40.647530027</meta:creation-date>
    <dc:date>2018-01-15T08:22:58.125379228</dc:date>
    <meta:editing-duration>PT59M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276" meta:character-count="1854" meta:non-whitespace-character-count="1642"/>
  </office:meta>
</office:document-meta>
</file>